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 text:c="3"/>Format | Returns | Function</text:p>
      <text:p text:style-name="Preformatted_20_Text"><text:s text:c="3"/>-------+---------+-----------------------------------------</text:p>
      <text:p text:style-name="Preformatted_20_Text"><text:s text:c="5"/>A <text:s text:c="3"/>| String <text:s/>| with trailing nulls and spaces removed</text:p>
      <text:p text:style-name="Preformatted_20_Text"><text:s text:c="3"/>-------+---------+-----------------------------------------</text:p>
      <text:p text:style-name="Preformatted_20_Text"><text:s text:c="5"/>a <text:s text:c="3"/>| String <text:s/>| string</text:p>
      <text:p text:style-name="Preformatted_20_Text"><text:s text:c="3"/>-------+---------+-----------------------------------------</text:p>
      <text:p text:style-name="Preformatted_20_Text"><text:s text:c="5"/>B <text:s text:c="3"/>| String <text:s/>| extract bits from each character (msb first)</text:p>
      <text:p text:style-name="Preformatted_20_Text"><text:s text:c="3"/>-------+---------+-----------------------------------------</text:p>
      <text:p text:style-name="Preformatted_20_Text"><text:s text:c="5"/>b <text:s text:c="3"/>| String <text:s/>| extract bits from each character (lsb first)</text:p>
      <text:p text:style-name="Preformatted_20_Text"><text:s text:c="3"/>-------+---------+-----------------------------------------</text:p>
      <text:p text:style-name="Preformatted_20_Text"><text:s text:c="5"/>C <text:s text:c="3"/>| Fixnum <text:s/>| extract a character as an unsigned integer</text:p>
      <text:p text:style-name="Preformatted_20_Text"><text:s text:c="3"/>-------+---------+-----------------------------------------</text:p>
      <text:p text:style-name="Preformatted_20_Text"><text:s text:c="5"/>c <text:s text:c="3"/>| Fixnum <text:s/>| extract a character as an integer</text:p>
      <text:p text:style-name="Preformatted_20_Text"><text:s text:c="3"/>-------+---------+-----------------------------------------</text:p>
      <text:p text:style-name="Preformatted_20_Text"><text:s text:c="5"/>d,D <text:s/>| Float <text:s text:c="2"/>| treat sizeof(double) characters as</text:p>
      <text:p text:style-name="Preformatted_20_Text"><text:s text:c="10"/>| <text:s text:c="8"/>| a native double</text:p>
      <text:p text:style-name="Preformatted_20_Text"><text:s text:c="3"/>-------+---------+-----------------------------------------</text:p>
      <text:p text:style-name="Preformatted_20_Text"><text:s text:c="5"/>E <text:s text:c="3"/>| Float <text:s text:c="2"/>| treat sizeof(double) characters as</text:p>
      <text:p text:style-name="Preformatted_20_Text"><text:s text:c="10"/>| <text:s text:c="8"/>| a double in little-endian byte order</text:p>
      <text:p text:style-name="Preformatted_20_Text"><text:s text:c="3"/>-------+---------+-----------------------------------------</text:p>
      <text:p text:style-name="Preformatted_20_Text"><text:s text:c="5"/>e <text:s text:c="3"/>| Float <text:s text:c="2"/>| treat sizeof(float) characters as</text:p>
      <text:p text:style-name="Preformatted_20_Text"><text:s text:c="10"/>| <text:s text:c="8"/>| a float in little-endian byte order</text:p>
      <text:p text:style-name="Preformatted_20_Text"><text:s text:c="3"/>-------+---------+-----------------------------------------</text:p>
      <text:p text:style-name="Preformatted_20_Text"><text:s text:c="5"/>f,F <text:s/>| Float <text:s text:c="2"/>| treat sizeof(float) characters as</text:p>
      <text:p text:style-name="Preformatted_20_Text"><text:s text:c="10"/>| <text:s text:c="8"/>| a native float</text:p>
      <text:p text:style-name="Preformatted_20_Text"><text:s text:c="3"/>-------+---------+-----------------------------------------</text:p>
      <text:p text:style-name="Preformatted_20_Text"><text:s text:c="5"/>G <text:s text:c="3"/>| Float <text:s text:c="2"/>| treat sizeof(double) characters as</text:p>
      <text:p text:style-name="Preformatted_20_Text"><text:s text:c="10"/>| <text:s text:c="8"/>| a double in network byte order</text:p>
      <text:p text:style-name="Preformatted_20_Text"><text:s text:c="3"/>-------+---------+-----------------------------------------</text:p>
      <text:p text:style-name="Preformatted_20_Text"><text:s text:c="5"/>g <text:s text:c="3"/>| Float <text:s text:c="2"/>| treat sizeof(float) characters as a</text:p>
      <text:p text:style-name="Preformatted_20_Text"><text:s text:c="10"/>| <text:s text:c="8"/>| float in network byte order</text:p>
      <text:p text:style-name="Preformatted_20_Text"><text:s text:c="3"/>-------+---------+-----------------------------------------</text:p>
      <text:p text:style-name="Preformatted_20_Text"><text:s text:c="5"/>H <text:s text:c="3"/>| String <text:s/>| extract hex nibbles from each character</text:p>
      <text:p text:style-name="Preformatted_20_Text"><text:s text:c="10"/>| <text:s text:c="8"/>| (most significant first)</text:p>
      <text:p text:style-name="Preformatted_20_Text"><text:s text:c="3"/>-------+---------+-----------------------------------------</text:p>
      <text:p text:style-name="Preformatted_20_Text"><text:s text:c="5"/>h <text:s text:c="3"/>| String <text:s/>| extract hex nibbles from each character</text:p>
      <text:p text:style-name="Preformatted_20_Text"><text:s text:c="10"/>| <text:s text:c="8"/>| (least significant first)</text:p>
      <text:p text:style-name="Preformatted_20_Text"><text:s text:c="3"/>-------+---------+-----------------------------------------</text:p>
      <text:p text:style-name="Preformatted_20_Text"><text:s text:c="5"/>I <text:s text:c="3"/>| Integer | treat sizeof(int) (modified by _)</text:p>
      <text:p text:style-name="Preformatted_20_Text"><text:s text:c="10"/>| <text:s text:c="8"/>| successive characters as an unsigned</text:p>
      <text:p text:style-name="Preformatted_20_Text"><text:s text:c="10"/>| <text:s text:c="8"/>| native integer</text:p>
      <text:p text:style-name="Preformatted_20_Text"><text:s text:c="3"/>-------+---------+-----------------------------------------</text:p>
      <text:p text:style-name="Preformatted_20_Text"><text:s text:c="5"/>i <text:s text:c="3"/>| Integer | treat sizeof(int) (modified by _)</text:p>
      <text:p text:style-name="Preformatted_20_Text"><text:s text:c="10"/>| <text:s text:c="8"/>| successive characters as a signed</text:p>
      <text:p text:style-name="Preformatted_20_Text"><text:s text:c="10"/>| <text:s text:c="8"/>| native integer</text:p>
      <text:p text:style-name="Preformatted_20_Text"><text:s text:c="3"/>-------+---------+-----------------------------------------</text:p>
      <text:p text:style-name="Preformatted_20_Text"><text:s text:c="5"/>L <text:s text:c="3"/>| Integer | treat four (modified by _) successive</text:p>
      <text:p text:style-name="Preformatted_20_Text"><text:s text:c="10"/>| <text:s text:c="8"/>| characters as an unsigned native</text:p>
      <text:p text:style-name="Preformatted_20_Text"><text:s text:c="10"/>| <text:s text:c="8"/>| long integer</text:p>
      <text:p text:style-name="Preformatted_20_Text"><text:s text:c="3"/>-------+---------+-----------------------------------------</text:p>
      <text:p text:style-name="Preformatted_20_Text"><text:s text:c="5"/>l <text:s text:c="3"/>| Integer | treat four (modified by _) successive</text:p>
      <text:p text:style-name="Preformatted_20_Text"><text:s text:c="10"/>| <text:s text:c="8"/>| characters as a signed native</text:p>
      <text:p text:style-name="Preformatted_20_Text"><text:s text:c="10"/>| <text:s text:c="8"/>| long integer</text:p>
      <text:p text:style-name="Preformatted_20_Text"><text:s text:c="3"/>-------+---------+-----------------------------------------</text:p>
      <text:p text:style-name="Preformatted_20_Text"><text:s text:c="5"/>M <text:s text:c="3"/>| String <text:s/>| quoted-printable</text:p>
      <text:p text:style-name="Preformatted_20_Text"><text:s text:c="3"/>-------+---------+-----------------------------------------</text:p>
      <text:p text:style-name="Preformatted_20_Text"><text:s text:c="5"/>m <text:s text:c="3"/>| String <text:s/>| base64-encoded</text:p>
      <text:p text:style-name="Preformatted_20_Text"><text:s text:c="3"/>-------+---------+-----------------------------------------</text:p>
      <text:p text:style-name="Preformatted_20_Text"><text:s text:c="5"/>N <text:s text:c="3"/>| Integer | treat four characters as an unsigned</text:p>
      <text:p text:style-name="Preformatted_20_Text"><text:s text:c="10"/>| <text:s text:c="8"/>| long in network byte order</text:p>
      <text:p text:style-name="Preformatted_20_Text"><text:s text:c="3"/>-------+---------+-----------------------------------------</text:p>
      <text:p text:style-name="Preformatted_20_Text"><text:s text:c="5"/>n <text:s text:c="3"/>| Fixnum <text:s/>| treat two characters as an unsigned</text:p>
      <text:p text:style-name="Preformatted_20_Text"><text:s text:c="10"/>| <text:s text:c="8"/>| short in network byte order</text:p>
      <text:p text:style-name="Preformatted_20_Text"><text:s text:c="3"/>-------+---------+-----------------------------------------</text:p>
      <text:p text:style-name="Preformatted_20_Text"><text:s text:c="5"/>P <text:s text:c="3"/>| String <text:s/>| treat sizeof(char *) characters as a</text:p>
      <text:p text:style-name="Preformatted_20_Text"><text:s text:c="10"/>| <text:s text:c="8"/>| pointer, and <text:s/>return \emph{len} characters</text:p>
      <text:p text:style-name="Preformatted_20_Text"><text:s text:c="10"/>| <text:s text:c="8"/>| from the referenced location</text:p>
      <text:p text:style-name="Preformatted_20_Text"><text:s text:c="3"/>-------+---------+-----------------------------------------</text:p>
      <text:p text:style-name="Preformatted_20_Text"><text:s text:c="5"/>p <text:s text:c="3"/>| String <text:s/>| treat sizeof(char *) characters as a</text:p>
      <text:p text:style-name="Preformatted_20_Text"><text:s text:c="10"/>| <text:s text:c="8"/>| pointer to a <text:s/>null-terminated string</text:p>
      <text:p text:style-name="Preformatted_20_Text"><text:s text:c="3"/>-------+---------+-----------------------------------------</text:p>
      <text:p text:style-name="Preformatted_20_Text"><text:s text:c="5"/>Q <text:s text:c="3"/>| Integer | treat 8 characters as an unsigned</text:p>
      <text:p text:style-name="Preformatted_20_Text"><text:s text:c="10"/>| <text:s text:c="8"/>| quad word (64 bits)</text:p>
      <text:p text:style-name="Preformatted_20_Text"><text:s text:c="3"/>-------+---------+-----------------------------------------</text:p>
      <text:p text:style-name="Preformatted_20_Text"><text:s text:c="5"/>q <text:s text:c="3"/>| Integer | treat 8 characters as a signed</text:p>
      <text:p text:style-name="Preformatted_20_Text"><text:s text:c="10"/>| <text:s text:c="8"/>| quad word (64 bits)</text:p>
      <text:p text:style-name="Preformatted_20_Text"><text:s text:c="3"/>-------+---------+-----------------------------------------</text:p>
      <text:p text:style-name="Preformatted_20_Text"><text:s text:c="5"/>S <text:s text:c="3"/>| Fixnum <text:s/>| treat two (different if _ used)</text:p>
      <text:p text:style-name="Preformatted_20_Text"><text:s text:c="10"/>| <text:s text:c="8"/>| successive characters as an unsigned</text:p>
      <text:p text:style-name="Preformatted_20_Text"><text:s text:c="10"/>| <text:s text:c="8"/>| short in native byte order</text:p>
      <text:p text:style-name="Preformatted_20_Text"><text:s text:c="3"/>-------+---------+-----------------------------------------</text:p>
      <text:p text:style-name="Preformatted_20_Text"><text:s text:c="5"/>s <text:s text:c="3"/>| Fixnum <text:s/>| Treat two (different if _ used)</text:p>
      <text:p text:style-name="Preformatted_20_Text"><text:s text:c="10"/>| <text:s text:c="8"/>| successive characters as a signed short</text:p>
      <text:p text:style-name="Preformatted_20_Text"><text:s text:c="10"/>| <text:s text:c="8"/>| in native byte order</text:p>
      <text:p text:style-name="Preformatted_20_Text"><text:s text:c="3"/>-------+---------+-----------------------------------------</text:p>
      <text:p text:style-name="Preformatted_20_Text"><text:s text:c="5"/>U <text:s text:c="3"/>| Integer | UTF-8 characters as unsigned integers</text:p>
      <text:p text:style-name="Preformatted_20_Text"><text:s text:c="3"/>-------+---------+-----------------------------------------</text:p>
      <text:p text:style-name="Preformatted_20_Text"><text:s text:c="5"/>u <text:s text:c="3"/>| String <text:s/>| UU-encoded</text:p>
      <text:p text:style-name="Preformatted_20_Text"><text:s text:c="3"/>-------+---------+-----------------------------------------</text:p>
      <text:p text:style-name="Preformatted_20_Text"><text:s text:c="5"/>V <text:s text:c="3"/>| Fixnum <text:s/>| treat four characters as an unsigned</text:p>
      <text:p text:style-name="Preformatted_20_Text"><text:s text:c="10"/>| <text:s text:c="8"/>| long in little-endian byte order</text:p>
      <text:p text:style-name="Preformatted_20_Text"><text:s text:c="3"/>-------+---------+-----------------------------------------</text:p>
      <text:p text:style-name="Preformatted_20_Text"><text:s text:c="5"/>v <text:s text:c="3"/>| Fixnum <text:s/>| treat two characters as an unsigned</text:p>
      <text:p text:style-name="Preformatted_20_Text"><text:s text:c="10"/>| <text:s text:c="8"/>| short in little-endian byte order</text:p>
      <text:p text:style-name="Preformatted_20_Text"><text:s text:c="3"/>-------+---------+-----------------------------------------</text:p>
      <text:p text:style-name="Preformatted_20_Text"><text:s text:c="5"/>w <text:s text:c="3"/>| Integer | BER-compressed integer (see Array.pack)</text:p>
      <text:p text:style-name="Preformatted_20_Text"><text:s text:c="3"/>-------+---------+-----------------------------------------</text:p>
      <text:p text:style-name="Preformatted_20_Text"><text:s text:c="5"/>X <text:s text:c="3"/>| --- <text:s text:c="4"/>| skip backward one character</text:p>
      <text:p text:style-name="Preformatted_20_Text"><text:s text:c="3"/>-------+---------+-----------------------------------------</text:p>
      <text:p text:style-name="Preformatted_20_Text"><text:s text:c="5"/>x <text:s text:c="3"/>| --- <text:s text:c="4"/>| skip forward one character</text:p>
      <text:p text:style-name="Preformatted_20_Text"><text:s text:c="3"/>-------+---------+-----------------------------------------</text:p>
      <text:p text:style-name="Preformatted_20_Text"><text:s text:c="5"/>Z <text:s text:c="3"/>| String <text:s/>| with trailing nulls removed</text:p>
      <text:p text:style-name="Preformatted_20_Text"><text:s text:c="10"/>| <text:s text:c="8"/>| upto first null with *</text:p>
      <text:p text:style-name="Preformatted_20_Text"><text:s text:c="3"/>-------+---------+-----------------------------------------</text:p>
      <text:p text:style-name="Preformatted_20_Text"><text:s text:c="5"/>@ <text:s text:c="3"/>| --- <text:s text:c="4"/>| skip to the offset given by the</text:p>
      <text:p text:style-name="Preformatted_20_Text"><text:s text:c="10"/>| <text:s text:c="8"/>| length argument</text:p>
      <text:p text:style-name="P1"><text:s text:c="3"/>-------+---------+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dro Henrique Lara Campos</meta:initial-creator>
    <meta:creation-date>2010-01-03T12:48:38.59</meta:creation-date>
    <meta:document-statistic meta:table-count="0" meta:image-count="0" meta:object-count="0" meta:page-count="1" meta:paragraph-count="107" meta:word-count="645" meta:character-count="5884"/>
    <dc:date>2010-01-03T12:49:36.98</dc:date>
    <dc:creator>Pedro Henrique Lara Campos</dc:creator>
    <meta:editing-duration>PT00H01M04S</meta:editing-duration>
    <meta:editing-cycles>1</meta:editing-cycles>
    <meta:generator>BrOffice.org/3.1$Win32 OpenOffice.org_project/310m11$Build-9399</meta:generator>
  </office:meta>
</office:document-meta>
</file>